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P34" style:parent-style-name="TableContents" style:family="paragraph">
      <style:text-properties fo:language="ru" fo:country="RU"/>
    </style:style>
    <style:style style:name="P35" style:parent-style-name="TableContents" style:family="paragraph">
      <style:text-properties fo:language="ru" fo:country="RU"/>
    </style:style>
    <style:style style:name="TableRow36" style:family="table-row">
      <style:table-row-properties style:min-row-height="1.0916in"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P45" style:parent-style-name="TableContents" style:family="paragraph">
      <style:text-properties fo:language="ru" fo:country="RU"/>
    </style:style>
    <style:style style:name="P46" style:parent-style-name="TableContents" style:family="paragraph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P55" style:parent-style-name="TableContents" style:family="paragraph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P59" style:parent-style-name="TableContents" style:family="paragraph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P63" style:parent-style-name="TableContents" style:family="paragraph">
      <style:text-properties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P83" style:parent-style-name="TableContents" style:family="paragraph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P101" style:parent-style-name="TableContents" style:family="paragraph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P107" style:parent-style-name="TableContents" style:family="paragraph">
      <style:text-properties fo:language="ru" fo:country="RU"/>
    </style:style>
    <style:style style:name="P108" style:parent-style-name="TableContents" style:family="paragraph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P122" style:parent-style-name="TableContents" style:family="paragraph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P127" style:parent-style-name="TableContents" style:family="paragraph">
      <style:text-properties fo:language="ru" fo:country="RU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language="ru" fo:country="RU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language="ru" fo:country="RU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weight="bold" style:font-weight-asian="bold" style:font-weight-complex="bold" fo:language="ru" fo:country="RU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language="ru" fo:country="RU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P144" style:parent-style-name="TableContents" style:family="paragraph">
      <style:text-properties fo:language="ru" fo:country="RU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0" style:parent-style-name="Основнойшрифтабзаца" style:family="text">
      <style:text-properties fo:language="ru" fo:country="RU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name="T156" style:parent-style-name="Основнойшрифтабзаца" style:family="text">
      <style:text-properties fo:language="ru" fo:country="RU"/>
    </style:style>
    <style:style style:name="T157" style:parent-style-name="Основнойшрифтабзаца" style:family="text">
      <style:text-properties fo:language="ru" fo:country="RU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9" style:parent-style-name="Основнойшрифтабзаца" style:family="text">
      <style:text-properties fo:language="ru" fo:country="RU"/>
    </style:style>
    <style:style style:name="T160" style:parent-style-name="Основнойшрифтабзаца" style:family="text">
      <style:text-properties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T163" style:parent-style-name="Основнойшрифтабзаца" style:family="text">
      <style:text-properties fo:language="ru" fo:country="RU"/>
    </style:style>
    <style:style style:name="T164" style:parent-style-name="Основнойшрифтабзаца" style:family="text">
      <style:text-properties fo:language="ru" fo:country="RU"/>
    </style:style>
    <style:style style:name="T165" style:parent-style-name="Основнойшрифтабзаца" style:family="text">
      <style:text-properties fo:language="ru" fo:country="RU"/>
    </style:style>
    <style:style style:name="T166" style:parent-style-name="Основнойшрифтабзаца" style:family="text">
      <style:text-properties fo:language="ru" fo:country="RU"/>
    </style:style>
    <style:style style:name="T167" style:parent-style-name="Основнойшрифтабзаца" style:family="text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language="ru" fo:country="RU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language="ru" fo:country="RU"/>
    </style:style>
    <style:style style:name="T172" style:parent-style-name="Основнойшрифтабзаца" style:family="text">
      <style:text-properties fo:language="ru" fo:country="RU"/>
    </style:style>
    <style:style style:name="T173" style:parent-style-name="Основнойшрифтабзаца" style:family="text">
      <style:text-properties fo:language="ru" fo:country="RU"/>
    </style:style>
    <style:style style:name="P174" style:parent-style-name="TableContents" style:family="paragraph">
      <style:text-properties fo:language="ru" fo:country="RU"/>
    </style:style>
    <style:style style:name="T175" style:parent-style-name="Основнойшрифтабзаца" style:family="text">
      <style:text-properties fo:language="ru" fo:country="RU"/>
    </style:style>
    <style:style style:name="T176" style:parent-style-name="Основнойшрифтабзаца" style:family="text">
      <style:text-properties fo:language="ru" fo:country="RU"/>
    </style:style>
    <style:style style:name="T177" style:parent-style-name="Основнойшрифтабзаца" style:family="text">
      <style:text-properties fo:language="ru" fo:country="RU"/>
    </style:style>
    <style:style style:name="T178" style:parent-style-name="Основнойшрифтабзаца" style:family="text">
      <style:text-properties fo:language="ru" fo:country="RU"/>
    </style:style>
    <style:style style:name="T179" style:parent-style-name="Основнойшрифтабзаца" style:family="text">
      <style:text-properties fo:language="ru" fo:country="RU"/>
    </style:style>
    <style:style style:name="T180" style:parent-style-name="Основнойшрифтабзаца" style:family="text">
      <style:text-properties fo:language="ru" fo:country="RU"/>
    </style:style>
    <style:style style:name="T181" style:parent-style-name="Основнойшрифтабзаца" style:family="text">
      <style:text-properties fo:language="ru" fo:country="RU"/>
    </style:style>
    <style:style style:name="T182" style:parent-style-name="Основнойшрифтабзаца" style:family="text">
      <style:text-properties fo:language="ru" fo:country="RU"/>
    </style:style>
    <style:style style:name="T183" style:parent-style-name="Основнойшрифтабзаца" style:family="text">
      <style:text-properties fo:language="ru" fo:country="RU"/>
    </style:style>
    <style:style style:name="T184" style:parent-style-name="Основнойшрифтабзаца" style:family="text">
      <style:text-properties fo:language="ru" fo:country="RU"/>
    </style:style>
    <style:style style:name="T185" style:parent-style-name="Основнойшрифтабзаца" style:family="text">
      <style:text-properties fo:language="ru" fo:country="RU"/>
    </style:style>
    <style:style style:name="T186" style:parent-style-name="Основнойшрифтабзаца" style:family="text">
      <style:text-properties fo:language="ru" fo:country="RU"/>
    </style:style>
    <style:style style:name="T187" style:parent-style-name="Основнойшрифтабзаца" style:family="text">
      <style:text-properties fo:language="ru" fo:country="RU"/>
    </style:style>
    <style:style style:name="T188" style:parent-style-name="Основнойшрифтабзаца" style:family="text">
      <style:text-properties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P190" style:parent-style-name="TableContents" style:family="paragraph">
      <style:text-properties fo:language="ru" fo:country="RU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3" style:parent-style-name="Основнойшрифтабзаца" style:family="text">
      <style:text-properties fo:language="ru" fo:country="RU"/>
    </style:style>
    <style:style style:name="T194" style:parent-style-name="Основнойшрифтабзаца" style:family="text">
      <style:text-properties fo:language="ru" fo:country="RU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6" style:parent-style-name="Основнойшрифтабзаца" style:family="text">
      <style:text-properties fo:language="ru" fo:country="RU"/>
    </style:style>
    <style:style style:name="T197" style:parent-style-name="Основнойшрифтабзаца" style:family="text">
      <style:text-properties fo:language="ru" fo:country="RU"/>
    </style:style>
    <style:style style:name="T198" style:parent-style-name="Основнойшрифтабзаца" style:family="text">
      <style:text-properties fo:language="ru" fo:country="RU"/>
    </style:style>
    <style:style style:name="T199" style:parent-style-name="Основнойшрифтабзаца" style:family="text">
      <style:text-properties fo:language="ru" fo:country="RU"/>
    </style:style>
    <style:style style:name="T200" style:parent-style-name="Основнойшрифтабзаца" style:family="text">
      <style:text-properties fo:language="ru" fo:country="RU"/>
    </style:style>
    <style:style style:name="T201" style:parent-style-name="Основнойшрифтабзаца" style:family="text">
      <style:text-properties fo:language="ru" fo:country="RU"/>
    </style:style>
    <style:style style:name="T202" style:parent-style-name="Основнойшрифтабзаца" style:family="text">
      <style:text-properties fo:language="ru" fo:country="RU"/>
    </style:style>
    <style:style style:name="T203" style:parent-style-name="Основнойшрифтабзаца" style:family="text">
      <style:text-properties fo:language="ru" fo:country="RU"/>
    </style:style>
    <style:style style:name="T204" style:parent-style-name="Основнойшрифтабзаца" style:family="text">
      <style:text-properties fo:language="ru" fo:country="RU"/>
    </style:style>
    <style:style style:name="T205" style:parent-style-name="Основнойшрифтабзаца" style:family="text">
      <style:text-properties fo:language="ru" fo:country="RU"/>
    </style:style>
    <style:style style:name="T206" style:parent-style-name="Основнойшрифтабзаца" style:family="text">
      <style:text-properties fo:language="ru" fo:country="RU"/>
    </style:style>
    <style:style style:name="T207" style:parent-style-name="Основнойшрифтабзаца" style:family="text">
      <style:text-properties fo:language="ru" fo:country="RU"/>
    </style:style>
    <style:style style:name="T208" style:parent-style-name="Основнойшрифтабзаца" style:family="text">
      <style:text-properties fo:language="ru" fo:country="RU"/>
    </style:style>
    <style:style style:name="T209" style:parent-style-name="Основнойшрифтабзаца" style:family="text">
      <style:text-properties fo:language="ru" fo:country="RU"/>
    </style:style>
    <style:style style:name="T210" style:parent-style-name="Основнойшрифтабзаца" style:family="text">
      <style:text-properties fo:language="ru" fo:country="RU"/>
    </style:style>
    <style:style style:name="T211" style:parent-style-name="Основнойшрифтабзаца" style:family="text">
      <style:text-properties fo:language="ru" fo:country="RU"/>
    </style:style>
    <style:style style:name="T212" style:parent-style-name="Основнойшрифтабзаца" style:family="text">
      <style:text-properties fo:language="ru" fo:country="RU"/>
    </style:style>
    <style:style style:name="T213" style:parent-style-name="Основнойшрифтабзаца" style:family="text">
      <style:text-properties fo:language="ru" fo:country="RU"/>
    </style:style>
    <style:style style:name="T214" style:parent-style-name="Основнойшрифтабзаца" style:family="text">
      <style:text-properties fo:language="ru" fo:country="RU"/>
    </style:style>
    <style:style style:name="T215" style:parent-style-name="Основнойшрифтабзаца" style:family="text">
      <style:text-properties fo:language="ru" fo:country="RU"/>
    </style:style>
    <style:style style:name="T216" style:parent-style-name="Основнойшрифтабзаца" style:family="text">
      <style:text-properties fo:language="ru" fo:country="RU"/>
    </style:style>
    <style:style style:name="P21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Степанов Александр Владимир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механизм, который в <text:s/>сочетании с наследованием определяет<text:s/>сторону<text:s/>полиморфизма. Механизм, позволяющий изменить метод в наследуемом классе. То есть при создании объекта родителя данный метод может иметь одно поведение, а при создании объекта потомка, совсем другое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Абстрактный, Базовый. Классы можно разделить на класс-родитель, класс потомок.<text:s/>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TableContents"><text:span text:style-name="T28">1</text:span><text:span text:style-name="T29">.</text:span><text:span text:style-name="T30">При объявлении класса (от него нельзя наследоваться</text:span><text:span text:style-name="T31">,</text:span><text:span text:style-name="T32"><text:s/>все методы в данном классе становятся<text:s/></text:span>final<text:span text:style-name="T33">)</text:span></text:p>
            <text:p text:style-name="P34">2.При определении метода (нельзя переопределить)</text:p>
            <text:p text:style-name="P35">3.При объявлении переменной(нельзя изменить)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<text:s/></text:span><text:span text:style-name="T39">варианты использования ключевого слова<text:s/></text:span>try<text:span text:style-name="T40">?</text:span></text:p>
          </table:table-cell>
          <table:table-cell table:style-name="TableCell41">
            <text:p text:style-name="TableContents"><text:span text:style-name="T42">Ключевое слово<text:s/></text:span>try<text:span text:style-name="T43"><text:s/></text:span><text:span text:style-name="T44">используют при обработке исключений:</text:span></text:p>
            <text:p text:style-name="TableContents">try{</text:p>
            <text:p text:style-name="P45">//код в котором может произойти исключение</text:p>
            <text:p text:style-name="P46">}</text:p>
            <text:p text:style-name="TableContents">catch<text:span text:style-name="T47">(</text:span><text:span text:style-name="T48">класс_исключения перем.</text:span><text:span text:style-name="T49">){</text:span></text:p>
            <text:p text:style-name="TableContents"><text:span text:style-name="T50">//код который выполнятся когда выбросился объект- //исключение, который<text:s/></text:span>instanceof<text:span text:style-name="T51"><text:s/></text:span><text:span text:style-name="T52">от указанного в<text:s/></text:span>catch<text:span text:style-name="T53"><text:s/></text:span><text:span text:style-name="T54">//блоке класса исключения</text:span></text:p>
            <text:p text:style-name="P55">}</text:p>
            <text:p text:style-name="TableContents"><text:span text:style-name="T56">Причем<text:s/></text:span>catch<text:span text:style-name="T57"><text:s/></text:span><text:span text:style-name="T58">блоков может быть несколько</text:span></text:p>
            <text:p text:style-name="P59">Можно добавить блок:</text:p>
            <text:p text:style-name="TableContents">finally{</text:p>
            <text:p text:style-name="TableContents"><text:span text:style-name="T60">//</text:span><text:span text:style-name="T61">блок необязателен, но выполнится вне зависимости от результатов<text:s/></text:span>try<text:span text:style-name="T62"><text:s/></text:span>catch</text:p>
            <text:p text:style-name="P63">}</text:p>
          </table:table-cell>
        </table:table-row>
        <table:table-row table:style-name="TableRow64">
          <table:table-cell table:style-name="TableCell65">
            <text:p text:style-name="TableContents"><text:span text:style-name="T66">Какие есть стандартные реализации интерфейса<text:s/></text:span>List<text:span text:style-name="T67"><text:s/></text:span><text:span text:style-name="T68">и в каких ситуациях их нужно использовать?</text:span></text:p>
          </table:table-cell>
          <table:table-cell table:style-name="TableCell69">
            <text:p text:style-name="TableContents"><text:span text:style-name="T70">Интерфейс<text:s/></text:span>List<text:span text:style-name="T71"><text:s/></text:span><text:span text:style-name="T72">наследует</text:span><text:span text:style-name="T73"><text:s/></text:span><text:span text:style-name="T74">интерфейс<text:s/></text:span>Collection<text:span text:style-name="T75">.<text:s/></text:span>List<text:s/><text:span text:style-name="T76">реализуют</text:span><text:s/><text:span text:style-name="T77">классы</text:span><text:s/>ArrayList, LinkedList, Vector.</text:p>
            <text:p text:style-name="TableContents"><text:span text:style-name="T78">Разница<text:s/></text:span>ArrayList<text:span text:style-name="T79"><text:s/></text:span><text:span text:style-name="T80">и<text:s/></text:span>LinkedList<text:span text:style-name="T81"><text:s/></text:span><text:span text:style-name="T82">в структуре организации данных коллекций.</text:span></text:p>
            <text:p text:style-name="P83"/>
            <text:p text:style-name="TableContents"><text:span text:style-name="T84"><text:s/>Объекты хранящиеся в<text:s/></text:span><text:span text:style-name="T85"><text:s/></text:span>ArrayList<text:span text:style-name="T86"><text:s/>хранятся друг за другом в<text:s/></text:span>Heap<text:span text:style-name="T87"><text:s/></text:span><text:span text:style-name="T88">памяти, то есть последовательно. При такой структуре не совсем удобно добавлять объекты не в конец списка</text:span><text:span text:style-name="T89"><text:s/>(придется сдвигать элементы в области памяти) и удаление не из конца списка.</text:span></text:p>
            <text:p text:style-name="TableContents"><text:span text:style-name="T90">Получение (</text:span>get<text:span text:style-name="T91">(</text:span>i<text:span text:style-name="T92">)</text:span><text:span text:style-name="T93">)</text:span><text:span text:style-name="T94">,<text:s/></text:span><text:span text:style-name="T95">установка (</text:span>set<text:span text:style-name="T96">(</text:span>i<text:span text:style-name="T97">)</text:span><text:span text:style-name="T98">)</text:span><text:span text:style-name="T99">,<text:s/></text:span><text:span text:style-name="T100">добавление в конец списка происходят быстро.</text:span></text:p>
            <text:p text:style-name="P101"/>
            <text:soft-page-break/>
            <text:p text:style-name="TableContents"><text:span text:style-name="T102">Объекты хранящиеся в<text:s/></text:span><text:span text:style-name="T103"><text:s/></text:span>LinkedList<text:span text:style-name="T104"><text:s/>не хранятся друг за другом в<text:s/></text:span>Heap<text:span text:style-name="T105"><text:s/></text:span><text:span text:style-name="T106">памяти. При этом каждый объект хранит ссылку в памяти на следующий и предыдущий объект в памяти. Такая структура позволяет организовать список, при этом у нас нет нужды в выделении последовательной памяти.</text:span></text:p>
            <text:p text:style-name="P107">Чтобы вставить элемент в середину такого списка, достаточно поменять ссылки его будущих соседей и ничего в таком случае не придется сдвигать.</text:p>
            <text:p text:style-name="P108">А вот чтобы получить объект, нужно пройтись по всей цепочке объектов от начала до требуемого объекта.</text:p>
            <text:p text:style-name="TableContents"><text:span text:style-name="T109">Добавление</text:span><text:span text:style-name="T110"><text:s/></text:span><text:span text:style-name="T111">(</text:span>add<text:span text:style-name="T112">(</text:span>i<text:span text:style-name="T113">)</text:span><text:span text:style-name="T114">)</text:span><text:span text:style-name="T115"><text:s/></text:span><text:span text:style-name="T116">в конец и середину списка и удаление из списка происходит быстро, а</text:span><text:span text:style-name="T117"><text:s/></text:span><text:span text:style-name="T118">методы<text:s/></text:span>get<text:span text:style-name="T119">,<text:s/></text:span>set<text:span text:style-name="T120"><text:s/></text:span><text:span text:style-name="T121">медленно.</text:span></text:p>
            <text:p text:style-name="P122"/>
            <text:p text:style-name="TableContents"><text:span text:style-name="T123">Поэтому выбор используемого класса реализующе</text:span><text:span text:style-name="T124">го<text:s/></text:span>List<text:span text:style-name="T125"><text:s/></text:span><text:span text:style-name="T126">необходимо выбирать в зависимости от действий совершаемых над списком и в зависимости от объемов доступной памяти</text:span></text:p>
            <text:p text:style-name="P127"><text:s/></text:p>
          </table:table-cell>
        </table:table-row>
        <text:soft-page-break/>
        <table:table-row table:style-name="TableRow128">
          <table:table-cell table:style-name="TableCell129">
            <text:p text:style-name="P130">В чём основная идея стримов из пакета java.util.stream?</text:p>
          </table:table-cell>
          <table:table-cell table:style-name="TableCell131">
            <text:p text:style-name="P132">Сократить<text:s/>количество кода для работы с данными. Фильтрация сортировка и т.д.</text:p>
          </table:table-cell>
        </table:table-row>
        <table:table-row table:style-name="TableRow133">
          <table:table-cell table:style-name="TableCell134" table:number-columns-spanned="2">
            <text:p text:style-name="P135">Разное</text:p>
          </table:table-cell>
          <table:covered-table-cell/>
        </table:table-row>
        <table:table-row table:style-name="TableRow136">
          <table:table-cell table:style-name="TableCell137">
            <text:p text:style-name="P138">Каким критериям должна удовлетворять<text:s/>«хорошая» хэш-функция?</text:p>
          </table:table-cell>
          <table:table-cell table:style-name="TableCell139">
            <text:p text:style-name="P140">Если два объекта равны у них должен быть одинаковый хеш-код.</text:p>
            <text:p text:style-name="TableContents"><text:span text:style-name="T141">Если у объекта вызвать несколько раз метод<text:s/></text:span>hashCode<text:span text:style-name="T142">(),<text:s/></text:span><text:span text:style-name="T143">то метод должен возвращать одно и тоже значение</text:span></text:p>
            <text:p text:style-name="P144"><text:s/></text:p>
          </table:table-cell>
        </table:table-row>
        <table:table-row table:style-name="TableRow145">
          <table:table-cell table:style-name="TableCell146">
            <text:p text:style-name="TableContents"><text:span text:style-name="T147">В чём причина популярности и широкого распространения кодировки<text:s/></text:span>UTF<text:span text:style-name="T148">-8?</text:span></text:p>
          </table:table-cell>
          <table:table-cell table:style-name="TableCell149">
            <text:p text:style-name="TableContents"><text:span text:style-name="T150">Данная кодировка использует символы переменной длины. <text:s/>В то время как другие кодировки каждый символ занимает определенное количество байт.</text:span></text:p>
          </table:table-cell>
        </table:table-row>
        <table:table-row table:style-name="TableRow151">
          <table:table-cell table:style-name="TableCell152">
            <text:p text:style-name="TableContents"><text:span text:style-name="T153">Сравните форматы<text:s/></text:span>XML<text:span text:style-name="T154"><text:s/></text:span><text:span text:style-name="T155">и<text:s/></text:span>JSON<text:span text:style-name="T156">.<text:s/></text:span><text:span text:style-name="T157">Когда какой использовать?</text:span></text:p>
          </table:table-cell>
          <table:table-cell table:style-name="TableCell158">
            <text:p text:style-name="TableContents"><text:span text:style-name="T159">На данный момент наиболее распространены такие<text:s/></text:span>api<text:span text:style-name="T160"><text:s/></text:span><text:span text:style-name="T161">как<text:s/></text:span>REST<text:span text:style-name="T162"><text:s/></text:span><text:span text:style-name="T163">и<text:s/></text:span>SOAP<text:span text:style-name="T164">.<text:s/></text:span>SOAP<text:span text:style-name="T165"><text:s/></text:span><text:span text:style-name="T166">использует только формат<text:s/></text:span>XML<text:span text:style-name="T167">,</text:span><text:span text:style-name="T168"><text:s/>в то время как<text:s/></text:span>REST<text:span text:style-name="T169"><text:s/></text:span><text:span text:style-name="T170">использует, как правило формат<text:s/></text:span>JSON<text:span text:style-name="T171">(</text:span><text:span text:style-name="T172">может и другие</text:span><text:span text:style-name="T173">).</text:span></text:p>
            <text:p text:style-name="P174">Задача у этих форматов одна и та же – передача информации.</text:p>
            <text:p text:style-name="TableContents">XML<text:span text:style-name="T175"><text:s/></text:span><text:span text:style-name="T176">использует структуру тегов<text:s/></text:span><text:span text:style-name="T177">&lt;&gt;…&lt;/&gt;</text:span></text:p>
            <text:p text:style-name="TableContents"><text:span text:style-name="T178">В то время как структура<text:s/></text:span>JSON<text:span text:style-name="T179"><text:s/>мне напоминает<text:s/></text:span>HashMap<text:span text:style-name="T180"><text:s/></text:span></text:p>
            <text:p text:style-name="TableContents">{</text:p>
            <text:p text:style-name="TableContents"><text:span text:style-name="T181"><text:s/></text:span><text:span text:style-name="T182">Ключ</text:span>:<text:span text:style-name="T183">значение</text:span>,</text:p>
            <text:p text:style-name="TableContents"><text:span text:style-name="T184"><text:s/>Ключ</text:span>:<text:span text:style-name="T185">значение</text:span></text:p>
            <text:p text:style-name="TableContents">}</text:p>
            <text:p text:style-name="TableContents">XML<text:span text:style-name="T186"><text:s/></text:span><text:span text:style-name="T187">– более тяжеловесный из-за использования тегов. Следовательно для передачи информации используя<text:s/></text:span><text:soft-page-break/>XML<text:span text:style-name="T188"><text:s/></text:span><text:span text:style-name="T189">придется передавать большее количество бит, соответственно для хранения/передачи таких данных требуется больше ресурсов.</text:span></text:p>
            <text:p text:style-name="P190"><text:s/></text:p>
          </table:table-cell>
        </table:table-row>
        <text:soft-page-break/>
        <table:table-row table:style-name="TableRow191">
          <table:table-cell table:style-name="TableCell192">
            <text:p text:style-name="TableContents"><text:span text:style-name="T193">Опишите что будет происходить «под капотом» после ввода адреса сайта в браузере и нажатия<text:s/></text:span>Enter<text:span text:style-name="T194">?</text:span></text:p>
          </table:table-cell>
          <table:table-cell table:style-name="TableCell195">
            <text:p text:style-name="TableContents"><text:span text:style-name="T196">Произойдет<text:s/></text:span>GET<text:span text:style-name="T197"><text:s/></text:span><text:span text:style-name="T198">запрос по протоколу<text:s/></text:span>http<text:span text:style-name="T199">/</text:span>https<text:span text:style-name="T200"><text:s/></text:span><text:span text:style-name="T201">по указанному<text:s/></text:span>URL<text:span text:style-name="T202">.<text:s/></text:span><text:span text:style-name="T203">То есть произойдет запрос с функцией<text:s/></text:span>GET<text:span text:style-name="T204"><text:s/></text:span><text:span text:style-name="T205">к указанному ресурсу. И в зависимости от сервера (существует ли данный ресурс по указанному «адресу»</text:span><text:span text:style-name="T206">, умеет ли сервер обрабатывать данный запрос по данному<text:s/></text:span>URL<text:span text:style-name="T207">...</text:span><text:span text:style-name="T208">)</text:span><text:span text:style-name="T209">, сервер произведет/не произведет ответ нам как клиенту.</text:span></text:p>
            <text:p text:style-name="TableContents"><text:span text:style-name="T210">Помимо передаваемой функции и адреса,<text:s/></text:span>http<text:span text:style-name="T211"><text:s/></text:span><text:span text:style-name="T212">подразумевает использование заголовков, серверу будут переданы заголовки. Тело<text:s/></text:span>http<text:span text:style-name="T213"><text:s/></text:span><text:span text:style-name="T214">сообщения в данном случае не подразумевается. Хоть и<text:s/></text:span>GET<text:span text:style-name="T215"><text:s/></text:span><text:span text:style-name="T216">запрос не подразумевает использования тела, параметры передать можно в адресной строке используя определенный синтаксис.</text:span></text:p>
          </table:table-cell>
        </table:table-row>
      </table:table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андр</dc:creator>
    <meta:creation-date>2017-10-20T23:40:00Z</meta:creation-date>
    <dc:date>2021-05-14T16:29:00Z</dc:date>
    <meta:template xlink:href="Normal.dotm" xlink:type="simple"/>
    <meta:editing-cycles>4</meta:editing-cycles>
    <meta:editing-duration>PT5700S</meta:editing-duration>
    <meta:document-statistic meta:page-count="3" meta:paragraph-count="9" meta:word-count="689" meta:character-count="4610" meta:row-count="32" meta:non-whitespace-character-count="3930"/>
  </office:meta>
</office:document-meta>
</file>